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8cd7" officeooo:paragraph-rsid="00088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a Pawłowsk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7:35:03.054000000</dc:date>
    <meta:editing-duration>PT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" meta:word-count="2" meta:character-count="15" meta:non-whitespace-character-count="14"/>
  </office:meta>
</office:document-meta>
</file>